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WorkSans, sans-serif" svg:font-family="WorkSans, 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WorkSans, sans-serif" fo:font-weight="bold" style:font-weight-asian="bold" style:font-weight-complex="bold" fo:color="#515151" fo:font-size="10.5pt" style:font-size-asian="10.5pt"/>
    </style:style>
    <style:style style:name="T2" style:parent-style-name="Policepardéfaut" style:family="text">
      <style:text-properties style:font-name="WorkSans, sans-serif" fo:color="#515151" fo:font-size="10.5pt" style:font-size-asian="10.5pt"/>
    </style:style>
    <style:style style:name="T3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4" style:parent-style-name="Policepardéfaut" style:family="text">
      <style:text-properties style:font-name="WorkSans, sans-serif" fo:color="#515151" fo:font-size="10.5pt" style:font-size-asian="10.5pt"/>
    </style:style>
    <style:style style:name="T5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6" style:parent-style-name="Policepardéfaut" style:family="text">
      <style:text-properties style:font-name="WorkSans, sans-serif" fo:color="#515151" fo:font-size="10.5pt" style:font-size-asian="10.5pt"/>
    </style:style>
    <style:style style:name="T7" style:parent-style-name="Policepardéfaut" style:family="text">
      <style:text-properties style:font-name="WorkSans, sans-serif" fo:color="#515151" fo:font-size="10.5pt" style:font-size-asian="10.5pt"/>
    </style:style>
    <style:style style:name="T8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9" style:parent-style-name="Policepardéfaut" style:family="text">
      <style:text-properties style:font-name="WorkSans, sans-serif" fo:color="#515151" fo:font-size="10.5pt" style:font-size-asian="10.5pt"/>
    </style:style>
    <style:style style:name="T10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11" style:parent-style-name="Policepardéfaut" style:family="text">
      <style:text-properties style:font-name="WorkSans, sans-serif" fo:color="#515151" fo:font-size="10.5pt" style:font-size-asian="10.5pt"/>
    </style:style>
    <style:style style:name="T12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13" style:parent-style-name="Policepardéfaut" style:family="text">
      <style:text-properties style:font-name="WorkSans, sans-serif" fo:color="#515151" fo:font-size="10.5pt" style:font-size-asian="10.5pt"/>
    </style:style>
    <style:style style:name="T14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15" style:parent-style-name="Policepardéfaut" style:family="text">
      <style:text-properties style:font-name="WorkSans, sans-serif" fo:color="#515151" fo:font-size="10.5pt" style:font-size-asian="10.5pt"/>
    </style:style>
    <style:style style:name="T16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17" style:parent-style-name="Policepardéfaut" style:family="text">
      <style:text-properties style:font-name="WorkSans, sans-serif" fo:color="#515151" fo:font-size="10.5pt" style:font-size-asian="10.5pt"/>
    </style:style>
    <style:style style:name="T18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19" style:parent-style-name="Policepardéfaut" style:family="text">
      <style:text-properties style:font-name="WorkSans, sans-serif" fo:color="#515151" fo:font-size="10.5pt" style:font-size-asian="10.5pt"/>
    </style:style>
    <style:style style:name="T20" style:parent-style-name="Policepardéfaut" style:family="text">
      <style:text-properties style:font-name="WorkSans, sans-serif" fo:color="#515151" fo:font-size="10.5pt" style:font-size-asian="10.5pt"/>
    </style:style>
    <style:style style:name="T21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22" style:parent-style-name="Policepardéfaut" style:family="text">
      <style:text-properties style:font-name="WorkSans, sans-serif" fo:color="#515151" fo:font-size="10.5pt" style:font-size-asian="10.5pt"/>
    </style:style>
    <style:style style:name="T23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24" style:parent-style-name="Policepardéfaut" style:family="text">
      <style:text-properties style:font-name="WorkSans, sans-serif" fo:color="#515151" fo:font-size="10.5pt" style:font-size-asian="10.5pt"/>
    </style:style>
    <style:style style:name="T25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T26" style:parent-style-name="Policepardéfaut" style:family="text">
      <style:text-properties style:font-name="WorkSans, sans-serif" fo:color="#515151" fo:font-size="10.5pt" style:font-size-asian="10.5pt"/>
    </style:style>
    <style:style style:name="T27" style:parent-style-name="Policepardéfaut" style:family="text">
      <style:text-properties style:font-name="WorkSans, sans-serif" fo:font-weight="bold" style:font-weight-asian="bold" style:font-weight-complex="bold" fo:color="#515151" fo:font-size="10.5pt" style:font-size-asian="10.5pt"/>
    </style:style>
    <style:style style:name="P2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aractérisation de l'entreprise (une ou plusieurs diapos) <text:s/>a recopier</text:p>
      <text:p text:style-name="Textbody"><text:span text:style-name="T2">Aspects culturels de l'entreprise (valeurs, mythes, rites, héros…) <text:s/></text:span><text:span text:style-name="T3">FAB</text:span></text:p>
      <text:p text:style-name="Textbody"><text:span text:style-name="T4">Rappels historiques <text:s/></text:span><text:span text:style-name="T5">FAB</text:span></text:p>
      <text:p text:style-name="Textbody"><text:span text:style-name="T6">Présentation<text:s/></text:span><text:span text:style-name="T7">des DAS de l'entreprise<text:s/></text:span><text:span text:style-name="T8">LEO</text:span></text:p>
      <text:p text:style-name="Textbody"><text:span text:style-name="T9">Facteurs Cles de Succes sur les DAS<text:s/></text:span><text:span text:style-name="T10">LEO</text:span></text:p>
      <text:p text:style-name="Textbody"><text:span text:style-name="T11">Analyse de l'environnement de l'entreprise<text:s/></text:span><text:span text:style-name="T12">MAXENCE</text:span></text:p>
      <text:p text:style-name="Textbody"><text:span text:style-name="T13">Analyse de la position concurrentielle de l'entreprise <text:s/></text:span><text:span text:style-name="T14">MAXENCE</text:span></text:p>
      <text:p text:style-name="Textbody"><text:span text:style-name="T15">5 forces de Porter <text:s/></text:span><text:span text:style-name="T16">FAB</text:span></text:p>
      <text:p text:style-name="Textbody"><text:span text:style-name="T17">SWOT <text:s/></text:span><text:span text:style-name="T18">MAXENCE</text:span></text:p>
      <text:p text:style-name="Textbody"><text:span text:style-name="T19">Présentation de la stratégie de l'e</text:span><text:span text:style-name="T20">ntreprise<text:s/></text:span><text:span text:style-name="T21">LEO</text:span></text:p>
      <text:p text:style-name="Textbody"><text:span text:style-name="T22">Présentation du point à traiter : microtransactions / micropaiements <text:s text:c="2"/></text:span><text:span text:style-name="T23">FAB</text:span></text:p>
      <text:p text:style-name="Textbody"><text:span text:style-name="T24">Lien avec l'entreprise <text:s/></text:span><text:span text:style-name="T25">FAB</text:span></text:p>
      <text:p text:style-name="Textbody"><text:bookmark-start text:name="yui_3_17_2_1_1575277259523_29"/><text:bookmark-end text:name="yui_3_17_2_1_1575277259523_29"/><text:span text:style-name="T26">Problématique de l'entreprise pour l'avenir <text:s/></text:span><text:span text:style-name="T27">MAXENCE</text:span>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WorkSans, sans-serif" svg:font-family="WorkSans, 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12-02T10:02:00Z</meta:creation-date>
    <dc:date>2019-12-12T14:47:00Z</dc:date>
    <meta:template xlink:href="Normal.dotm" xlink:type="simple"/>
    <meta:editing-cycles>2</meta:editing-cycles>
    <meta:editing-duration>PT540S</meta:editing-duration>
    <meta:document-statistic meta:page-count="1" meta:paragraph-count="1" meta:word-count="93" meta:character-count="606" meta:row-count="4" meta:non-whitespace-character-count="514"/>
  </office:meta>
</office:document-meta>
</file>